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3.9181in"/>
    </style:style>
    <style:style style:name="co4" style:family="table-column">
      <style:table-column-properties fo:break-before="auto" style:column-width="1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First column</text:p>
          </table:table-cell>
          <table:table-cell office:value-type="string" calcext:value-type="string">
            <text:p>String of the board removing the center char (assumed = ‘1’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econd column</text:p>
          </table:table-cell>
          <table:table-cell office:value-type="string" calcext:value-type="string">
            <text:p>Value of the str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0" calcext:value-type="float">
            <text:p>2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1" calcext:value-type="float">
            <text:p>21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2" calcext:value-type="float">
            <text:p>1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02" calcext:value-type="float">
            <text:p>1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020" calcext:value-type="float">
            <text:p>20002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0022" calcext:value-type="float">
            <text:p>20002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0021" calcext:value-type="float">
            <text:p>20002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0010" calcext:value-type="float">
            <text:p>2000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0012" calcext:value-type="float">
            <text:p>2000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0200" calcext:value-type="float">
            <text:p>200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02" calcext:value-type="float">
            <text:p>200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01" calcext:value-type="float">
            <text:p>200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20" calcext:value-type="float">
            <text:p>200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21" calcext:value-type="float">
            <text:p>200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211" calcext:value-type="float">
            <text:p>200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0100" calcext:value-type="float">
            <text:p>20010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200102" calcext:value-type="float">
            <text:p>20010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0101" calcext:value-type="float">
            <text:p>200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0120" calcext:value-type="float">
            <text:p>2001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122" calcext:value-type="float">
            <text:p>2001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121" calcext:value-type="float">
            <text:p>2001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0110" calcext:value-type="float">
            <text:p>20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2002" calcext:value-type="float">
            <text:p>20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01" calcext:value-type="float">
            <text:p>20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2020" calcext:value-type="float">
            <text:p>20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22" calcext:value-type="float">
            <text:p>20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21" calcext:value-type="float">
            <text:p>20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10" calcext:value-type="float">
            <text:p>20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2012" calcext:value-type="float">
            <text:p>20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011" calcext:value-type="float">
            <text:p>20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2200" calcext:value-type="float">
            <text:p>20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02" calcext:value-type="float">
            <text:p>20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01" calcext:value-type="float">
            <text:p>20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20" calcext:value-type="float">
            <text:p>20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22" calcext:value-type="float">
            <text:p>20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21" calcext:value-type="float">
            <text:p>20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10" calcext:value-type="float">
            <text:p>20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12" calcext:value-type="float">
            <text:p>20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211" calcext:value-type="float">
            <text:p>20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00" calcext:value-type="float">
            <text:p>20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2102" calcext:value-type="float">
            <text:p>20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2120" calcext:value-type="float">
            <text:p>20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22" calcext:value-type="float">
            <text:p>20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21" calcext:value-type="float">
            <text:p>20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2112" calcext:value-type="float">
            <text:p>20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1002" calcext:value-type="float">
            <text:p>20100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1001" calcext:value-type="float">
            <text:p>201001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01020" calcext:value-type="float">
            <text:p>2010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1022" calcext:value-type="float">
            <text:p>2010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1021" calcext:value-type="float">
            <text:p>2010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01010" calcext:value-type="float">
            <text:p>20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012" calcext:value-type="float">
            <text:p>20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011" calcext:value-type="float">
            <text:p>20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200" calcext:value-type="float">
            <text:p>201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01" calcext:value-type="float">
            <text:p>201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20" calcext:value-type="float">
            <text:p>201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22" calcext:value-type="float">
            <text:p>201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21" calcext:value-type="float">
            <text:p>201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12" calcext:value-type="float">
            <text:p>201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211" calcext:value-type="float">
            <text:p>201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01100" calcext:value-type="float">
            <text:p>20110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01102" calcext:value-type="float">
            <text:p>20110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01120" calcext:value-type="float">
            <text:p>201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122" calcext:value-type="float">
            <text:p>201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121" calcext:value-type="float">
            <text:p>201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01111" calcext:value-type="float">
            <text:p>20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20002" calcext:value-type="float">
            <text:p>2200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0001" calcext:value-type="float">
            <text:p>220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022" calcext:value-type="float">
            <text:p>220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021" calcext:value-type="float">
            <text:p>220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20012" calcext:value-type="float">
            <text:p>2200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0011" calcext:value-type="float">
            <text:p>22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0200" calcext:value-type="float">
            <text:p>220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02" calcext:value-type="float">
            <text:p>220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01" calcext:value-type="float">
            <text:p>220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20" calcext:value-type="float">
            <text:p>220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22" calcext:value-type="float">
            <text:p>220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21" calcext:value-type="float">
            <text:p>220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12" calcext:value-type="float">
            <text:p>220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211" calcext:value-type="float">
            <text:p>220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00" calcext:value-type="float">
            <text:p>22010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20102" calcext:value-type="float">
            <text:p>2201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0101" calcext:value-type="float">
            <text:p>220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0120" calcext:value-type="float">
            <text:p>220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22" calcext:value-type="float">
            <text:p>220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21" calcext:value-type="float">
            <text:p>220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0110" calcext:value-type="float">
            <text:p>22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20112" calcext:value-type="float">
            <text:p>22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0111" calcext:value-type="float">
            <text:p>22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22002" calcext:value-type="float">
            <text:p>22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01" calcext:value-type="float">
            <text:p>22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2020" calcext:value-type="float">
            <text:p>22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22" calcext:value-type="float">
            <text:p>22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21" calcext:value-type="float">
            <text:p>22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10" calcext:value-type="float">
            <text:p>22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2012" calcext:value-type="float">
            <text:p>22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011" calcext:value-type="float">
            <text:p>22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2200" calcext:value-type="float">
            <text:p>22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02" calcext:value-type="float">
            <text:p>22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01" calcext:value-type="float">
            <text:p>22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20" calcext:value-type="float">
            <text:p>22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22" calcext:value-type="float">
            <text:p>22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21" calcext:value-type="float">
            <text:p>22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10" calcext:value-type="float">
            <text:p>22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12" calcext:value-type="float">
            <text:p>22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211" calcext:value-type="float">
            <text:p>22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00" calcext:value-type="float">
            <text:p>22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2102" calcext:value-type="float">
            <text:p>22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01" calcext:value-type="float">
            <text:p>22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2120" calcext:value-type="float">
            <text:p>22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22" calcext:value-type="float">
            <text:p>22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21" calcext:value-type="float">
            <text:p>22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10" calcext:value-type="float">
            <text:p>22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2112" calcext:value-type="float">
            <text:p>22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2111" calcext:value-type="float">
            <text:p>22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1002" calcext:value-type="float">
            <text:p>2210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1001" calcext:value-type="float">
            <text:p>221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21020" calcext:value-type="float">
            <text:p>221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22" calcext:value-type="float">
            <text:p>221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21" calcext:value-type="float">
            <text:p>221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010" calcext:value-type="float">
            <text:p>22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012" calcext:value-type="float">
            <text:p>22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011" calcext:value-type="float">
            <text:p>22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200" calcext:value-type="float">
            <text:p>221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02" calcext:value-type="float">
            <text:p>221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01" calcext:value-type="float">
            <text:p>221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20" calcext:value-type="float">
            <text:p>221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22" calcext:value-type="float">
            <text:p>221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21" calcext:value-type="float">
            <text:p>221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10" calcext:value-type="float">
            <text:p>221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12" calcext:value-type="float">
            <text:p>221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211" calcext:value-type="float">
            <text:p>221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102" calcext:value-type="float">
            <text:p>221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101" calcext:value-type="float">
            <text:p>221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21120" calcext:value-type="float">
            <text:p>221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22" calcext:value-type="float">
            <text:p>221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21" calcext:value-type="float">
            <text:p>221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21110" calcext:value-type="float">
            <text:p>22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1112" calcext:value-type="float">
            <text:p>22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21111" calcext:value-type="float">
            <text:p>22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10020" calcext:value-type="float">
            <text:p>2100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22" calcext:value-type="float">
            <text:p>2100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21" calcext:value-type="float">
            <text:p>2100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10" calcext:value-type="float">
            <text:p>2100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210012" calcext:value-type="float">
            <text:p>2100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0011" calcext:value-type="float">
            <text:p>21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200" calcext:value-type="float">
            <text:p>210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01" calcext:value-type="float">
            <text:p>210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20" calcext:value-type="float">
            <text:p>210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22" calcext:value-type="float">
            <text:p>210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21" calcext:value-type="float">
            <text:p>210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10" calcext:value-type="float">
            <text:p>210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12" calcext:value-type="float">
            <text:p>210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211" calcext:value-type="float">
            <text:p>210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0100" calcext:value-type="float">
            <text:p>210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02" calcext:value-type="float">
            <text:p>210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01" calcext:value-type="float">
            <text:p>210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10120" calcext:value-type="float">
            <text:p>210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22" calcext:value-type="float">
            <text:p>210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21" calcext:value-type="float">
            <text:p>210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10" calcext:value-type="float">
            <text:p>21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210112" calcext:value-type="float">
            <text:p>21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0111" calcext:value-type="float">
            <text:p>21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12002" calcext:value-type="float">
            <text:p>21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01" calcext:value-type="float">
            <text:p>21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2020" calcext:value-type="float">
            <text:p>21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22" calcext:value-type="float">
            <text:p>21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21" calcext:value-type="float">
            <text:p>21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10" calcext:value-type="float">
            <text:p>21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2012" calcext:value-type="float">
            <text:p>21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011" calcext:value-type="float">
            <text:p>21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2200" calcext:value-type="float">
            <text:p>21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02" calcext:value-type="float">
            <text:p>21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01" calcext:value-type="float">
            <text:p>21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20" calcext:value-type="float">
            <text:p>21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12" calcext:value-type="float">
            <text:p>21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211" calcext:value-type="float">
            <text:p>21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00" calcext:value-type="float">
            <text:p>21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212102" calcext:value-type="float">
            <text:p>21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01" calcext:value-type="float">
            <text:p>21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2120" calcext:value-type="float">
            <text:p>21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22" calcext:value-type="float">
            <text:p>21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21" calcext:value-type="float">
            <text:p>21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2112" calcext:value-type="float">
            <text:p>21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2111" calcext:value-type="float">
            <text:p>21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02" calcext:value-type="float">
            <text:p>2110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01" calcext:value-type="float">
            <text:p>2110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20" calcext:value-type="float">
            <text:p>2110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22" calcext:value-type="float">
            <text:p>2110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21" calcext:value-type="float">
            <text:p>2110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10" calcext:value-type="float">
            <text:p>21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12" calcext:value-type="float">
            <text:p>21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011" calcext:value-type="float">
            <text:p>21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211200" calcext:value-type="float">
            <text:p>211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02" calcext:value-type="float">
            <text:p>211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01" calcext:value-type="float">
            <text:p>211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20" calcext:value-type="float">
            <text:p>211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22" calcext:value-type="float">
            <text:p>211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21" calcext:value-type="float">
            <text:p>211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10" calcext:value-type="float">
            <text:p>211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12" calcext:value-type="float">
            <text:p>211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211" calcext:value-type="float">
            <text:p>211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211100" calcext:value-type="float">
            <text:p>21110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02" calcext:value-type="float">
            <text:p>21110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01" calcext:value-type="float">
            <text:p>21110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22" calcext:value-type="float">
            <text:p>21112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21" calcext:value-type="float">
            <text:p>21112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12" calcext:value-type="float">
            <text:p>21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211111" calcext:value-type="float">
            <text:p>21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002" calcext:value-type="float">
            <text:p>1000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020" calcext:value-type="float">
            <text:p>1000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022" calcext:value-type="float">
            <text:p>1000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021" calcext:value-type="float">
            <text:p>1000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012" calcext:value-type="float">
            <text:p>10001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0200" calcext:value-type="float">
            <text:p>1002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02" calcext:value-type="float">
            <text:p>1002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01" calcext:value-type="float">
            <text:p>1002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20" calcext:value-type="float">
            <text:p>1002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22" calcext:value-type="float">
            <text:p>1002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21" calcext:value-type="float">
            <text:p>1002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10" calcext:value-type="float">
            <text:p>1002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12" calcext:value-type="float">
            <text:p>1002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211" calcext:value-type="float">
            <text:p>10021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office:value-type="float" office:value="100102" calcext:value-type="float">
            <text:p>10010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122" calcext:value-type="float">
            <text:p>10012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121" calcext:value-type="float">
            <text:p>10012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0112" calcext:value-type="float">
            <text:p>10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2002" calcext:value-type="float">
            <text:p>10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022" calcext:value-type="float">
            <text:p>10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021" calcext:value-type="float">
            <text:p>10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010" calcext:value-type="float">
            <text:p>10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012" calcext:value-type="float">
            <text:p>10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011" calcext:value-type="float">
            <text:p>10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2200" calcext:value-type="float">
            <text:p>10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02" calcext:value-type="float">
            <text:p>10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20" calcext:value-type="float">
            <text:p>10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22" calcext:value-type="float">
            <text:p>10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21" calcext:value-type="float">
            <text:p>10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10" calcext:value-type="float">
            <text:p>10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12" calcext:value-type="float">
            <text:p>10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211" calcext:value-type="float">
            <text:p>10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02102" calcext:value-type="float">
            <text:p>10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2120" calcext:value-type="float">
            <text:p>10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22" calcext:value-type="float">
            <text:p>10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21" calcext:value-type="float">
            <text:p>10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10" calcext:value-type="float">
            <text:p>10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2112" calcext:value-type="float">
            <text:p>10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02111" calcext:value-type="float">
            <text:p>10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02" calcext:value-type="float">
            <text:p>1010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01" calcext:value-type="float">
            <text:p>1010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20" calcext:value-type="float">
            <text:p>1010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22" calcext:value-type="float">
            <text:p>1010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21" calcext:value-type="float">
            <text:p>1010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010" calcext:value-type="float">
            <text:p>1010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012" calcext:value-type="float">
            <text:p>10101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011" calcext:value-type="float">
            <text:p>10101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02" calcext:value-type="float">
            <text:p>1012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01" calcext:value-type="float">
            <text:p>1012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20" calcext:value-type="float">
            <text:p>1012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22" calcext:value-type="float">
            <text:p>1012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21" calcext:value-type="float">
            <text:p>1012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10" calcext:value-type="float">
            <text:p>1012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12" calcext:value-type="float">
            <text:p>1012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211" calcext:value-type="float">
            <text:p>1012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00" calcext:value-type="float">
            <text:p>10110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102" calcext:value-type="float">
            <text:p>101102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101" calcext:value-type="float">
            <text:p>101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01120" calcext:value-type="float">
            <text:p>101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22" calcext:value-type="float">
            <text:p>101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21" calcext:value-type="float">
            <text:p>101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01110" calcext:value-type="float">
            <text:p>10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1112" calcext:value-type="float">
            <text:p>10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01111" calcext:value-type="float">
            <text:p>10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20002" calcext:value-type="float">
            <text:p>1200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020" calcext:value-type="float">
            <text:p>120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022" calcext:value-type="float">
            <text:p>120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021" calcext:value-type="float">
            <text:p>120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010" calcext:value-type="float">
            <text:p>12001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20012" calcext:value-type="float">
            <text:p>12001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011" calcext:value-type="float">
            <text:p>120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0200" calcext:value-type="float">
            <text:p>120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02" calcext:value-type="float">
            <text:p>120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20" calcext:value-type="float">
            <text:p>120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22" calcext:value-type="float">
            <text:p>120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21" calcext:value-type="float">
            <text:p>120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10" calcext:value-type="float">
            <text:p>120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12" calcext:value-type="float">
            <text:p>120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211" calcext:value-type="float">
            <text:p>120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00" calcext:value-type="float">
            <text:p>120100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float" office:value="120102" calcext:value-type="float">
            <text:p>1201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0120" calcext:value-type="float">
            <text:p>120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22" calcext:value-type="float">
            <text:p>120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21" calcext:value-type="float">
            <text:p>120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0110" calcext:value-type="float">
            <text:p>12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22002" calcext:value-type="float">
            <text:p>12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01" calcext:value-type="float">
            <text:p>12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020" calcext:value-type="float">
            <text:p>12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22" calcext:value-type="float">
            <text:p>12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21" calcext:value-type="float">
            <text:p>12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10" calcext:value-type="float">
            <text:p>12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012" calcext:value-type="float">
            <text:p>12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011" calcext:value-type="float">
            <text:p>12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2200" calcext:value-type="float">
            <text:p>12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02" calcext:value-type="float">
            <text:p>12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01" calcext:value-type="float">
            <text:p>12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20" calcext:value-type="float">
            <text:p>12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22" calcext:value-type="float">
            <text:p>12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21" calcext:value-type="float">
            <text:p>12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10" calcext:value-type="float">
            <text:p>12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12" calcext:value-type="float">
            <text:p>12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211" calcext:value-type="float">
            <text:p>12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00" calcext:value-type="float">
            <text:p>12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2102" calcext:value-type="float">
            <text:p>12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01" calcext:value-type="float">
            <text:p>12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2120" calcext:value-type="float">
            <text:p>12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22" calcext:value-type="float">
            <text:p>12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21" calcext:value-type="float">
            <text:p>12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10" calcext:value-type="float">
            <text:p>12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2111" calcext:value-type="float">
            <text:p>12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002" calcext:value-type="float">
            <text:p>121002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001" calcext:value-type="float">
            <text:p>121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1020" calcext:value-type="float">
            <text:p>121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022" calcext:value-type="float">
            <text:p>121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021" calcext:value-type="float">
            <text:p>121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010" calcext:value-type="float">
            <text:p>121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012" calcext:value-type="float">
            <text:p>121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011" calcext:value-type="float">
            <text:p>121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200" calcext:value-type="float">
            <text:p>121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02" calcext:value-type="float">
            <text:p>121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01" calcext:value-type="float">
            <text:p>121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20" calcext:value-type="float">
            <text:p>121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22" calcext:value-type="float">
            <text:p>121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21" calcext:value-type="float">
            <text:p>121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12" calcext:value-type="float">
            <text:p>121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211" calcext:value-type="float">
            <text:p>121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00" calcext:value-type="float">
            <text:p>121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102" calcext:value-type="float">
            <text:p>121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101" calcext:value-type="float">
            <text:p>121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21120" calcext:value-type="float">
            <text:p>121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22" calcext:value-type="float">
            <text:p>121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21" calcext:value-type="float">
            <text:p>121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21110" calcext:value-type="float">
            <text:p>12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1112" calcext:value-type="float">
            <text:p>12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02" calcext:value-type="float">
            <text:p>1100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20" calcext:value-type="float">
            <text:p>1100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22" calcext:value-type="float">
            <text:p>1100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21" calcext:value-type="float">
            <text:p>1100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10" calcext:value-type="float">
            <text:p>1100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12" calcext:value-type="float">
            <text:p>1100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02" calcext:value-type="float">
            <text:p>1102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01" calcext:value-type="float">
            <text:p>1102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20" calcext:value-type="float">
            <text:p>1102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21" calcext:value-type="float">
            <text:p>1102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10" calcext:value-type="float">
            <text:p>1102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12" calcext:value-type="float">
            <text:p>1102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211" calcext:value-type="float">
            <text:p>1102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02" calcext:value-type="float">
            <text:p>11010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01" calcext:value-type="float">
            <text:p>110101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20" calcext:value-type="float">
            <text:p>11012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22" calcext:value-type="float">
            <text:p>11012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10" calcext:value-type="float">
            <text:p>110110</text:p>
          </table:table-cell>
          <table:table-cell office:value-type="float" office:value="2000000" calcext:value-type="float">
            <text:p>2000000</text:p>
          </table:table-cell>
          <table:table-cell table:number-columns-repeated="10"/>
        </table:table-row>
        <table:table-row table:style-name="ro1">
          <table:table-cell office:value-type="float" office:value="110112" calcext:value-type="float">
            <text:p>110112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0111" calcext:value-type="float">
            <text:p>110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2002" calcext:value-type="float">
            <text:p>1120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001" calcext:value-type="float">
            <text:p>112001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2020" calcext:value-type="float">
            <text:p>1120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022" calcext:value-type="float">
            <text:p>1120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021" calcext:value-type="float">
            <text:p>1120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010" calcext:value-type="float">
            <text:p>11201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2012" calcext:value-type="float">
            <text:p>1120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011" calcext:value-type="float">
            <text:p>11201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200" calcext:value-type="float">
            <text:p>11220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02" calcext:value-type="float">
            <text:p>1122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01" calcext:value-type="float">
            <text:p>11220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20" calcext:value-type="float">
            <text:p>1122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22" calcext:value-type="float">
            <text:p>1122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21" calcext:value-type="float">
            <text:p>1122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10" calcext:value-type="float">
            <text:p>11221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12" calcext:value-type="float">
            <text:p>1122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211" calcext:value-type="float">
            <text:p>11221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12102" calcext:value-type="float">
            <text:p>11210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01" calcext:value-type="float">
            <text:p>112101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20" calcext:value-type="float">
            <text:p>112120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22" calcext:value-type="float">
            <text:p>11212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21" calcext:value-type="float">
            <text:p>112121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10" calcext:value-type="float">
            <text:p>112110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office:value-type="float" office:value="112112" calcext:value-type="float">
            <text:p>112112</text:p>
          </table:table-cell>
          <table:table-cell office:value-type="float" office:value="-2500" calcext:value-type="float">
            <text:p>-2500</text:p>
          </table:table-cell>
          <table:table-cell table:number-columns-repeated="10"/>
        </table:table-row>
        <table:table-row table:style-name="ro1">
          <table:table-cell office:value-type="float" office:value="112111" calcext:value-type="float">
            <text:p>112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02" calcext:value-type="float">
            <text:p>11100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20" calcext:value-type="float">
            <text:p>11102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22" calcext:value-type="float">
            <text:p>11102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21" calcext:value-type="float">
            <text:p>11102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10" calcext:value-type="float">
            <text:p>1110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12" calcext:value-type="float">
            <text:p>1110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011" calcext:value-type="float">
            <text:p>1110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00" calcext:value-type="float">
            <text:p>11120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02" calcext:value-type="float">
            <text:p>11120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01" calcext:value-type="float">
            <text:p>11120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22" calcext:value-type="float">
            <text:p>11122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21" calcext:value-type="float">
            <text:p>11122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12" calcext:value-type="float">
            <text:p>1112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211" calcext:value-type="float">
            <text:p>1112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00" calcext:value-type="float">
            <text:p>11110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02" calcext:value-type="float">
            <text:p>11110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01" calcext:value-type="float">
            <text:p>11110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22" calcext:value-type="float">
            <text:p>11112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21" calcext:value-type="float">
            <text:p>11112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I1:Sheet1.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45:49.145417097</meta:creation-date>
    <dc:date>2022-12-10T23:03:36.532549508</dc:date>
    <meta:editing-duration>PT16H42M17S</meta:editing-duration>
    <meta:editing-cycles>7</meta:editing-cycles>
    <meta:generator>LibreOffice/7.4.3.2$Linux_X86_64 LibreOffice_project/40$Build-2</meta:generator>
    <meta:document-statistic meta:table-count="1" meta:cell-count="1462" meta:object-count="0"/>
  </office:meta>
</office:document-meta>
</file>